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indent="0.5in"/>
      <style:text-properties style:font-name="Times New Roman" fo:font-size="14pt" style:font-size-asian="14pt" style:font-size-complex="14pt" fo:language="bg" fo:country="BG"/>
    </style:style>
    <style:style style:name="P3" style:parent-style-name="Normal" style:family="paragraph">
      <style:paragraph-properties fo:text-indent="0.5in"/>
    </style:style>
    <style:style style:name="T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" style:parent-style-name="DefaultParagraphFont" style:family="text">
      <style:text-properties style:font-name="Times New Roman" fo:font-style="italic" style:font-style-asian="italic" style:font-style-complex="italic" fo:font-size="14pt" style:font-size-asian="14pt" style:font-size-complex="14pt" fo:language="bg" fo:country="BG"/>
    </style:style>
    <style:style style:name="T3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4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4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4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4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4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45" style:parent-style-name="DefaultParagraphFont" style:family="text">
      <style:text-properties style:font-name="Times New Roman" fo:font-size="14pt" style:font-size-asian="14pt" style:font-size-complex="14pt"/>
    </style:style>
    <style:style style:name="T4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47" style:parent-style-name="DefaultParagraphFont" style:family="text">
      <style:text-properties style:font-name="Times New Roman" fo:font-size="14pt" style:font-size-asian="14pt" style:font-size-complex="14pt"/>
    </style:style>
    <style:style style:name="T4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4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5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6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7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8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9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9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92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fo:language="bg" fo:country="BG"/>
    </style:style>
    <style:style style:name="T9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9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95" style:parent-style-name="DefaultParagraphFont" style:family="text">
      <style:text-properties style:font-name="Times New Roman" fo:font-weight="bold" style:font-weight-asian="bold" style:font-weight-complex="bold" fo:font-size="14pt" style:font-size-asian="14pt" style:font-size-complex="14pt" fo:language="bg" fo:country="BG"/>
    </style:style>
    <style:style style:name="T9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9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9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9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0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1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2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3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4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5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6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161" style:parent-style-name="Normal" style:family="paragraph">
      <style:paragraph-properties fo:text-indent="0.5in"/>
    </style:style>
    <style:style style:name="T16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6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64" style:parent-style-name="DefaultParagraphFont" style:family="text">
      <style:text-properties style:font-name="Times New Roman" fo:font-size="14pt" style:font-size-asian="14pt" style:font-size-complex="14pt"/>
    </style:style>
    <style:style style:name="T16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6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6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6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6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7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7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7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7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7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7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76" style:parent-style-name="DefaultParagraphFont" style:family="text">
      <style:text-properties style:font-name="Times New Roman" fo:font-style="italic" style:font-style-asian="italic" style:font-style-complex="italic" fo:font-size="14pt" style:font-size-asian="14pt" style:font-size-complex="14pt" fo:language="bg" fo:country="BG"/>
    </style:style>
    <style:style style:name="T177" style:parent-style-name="DefaultParagraphFont" style:family="text">
      <style:text-properties style:font-name="Times New Roman" fo:font-style="italic" style:font-style-asian="italic" style:font-style-complex="italic" fo:font-size="14pt" style:font-size-asian="14pt" style:font-size-complex="14pt"/>
    </style:style>
    <style:style style:name="T178" style:parent-style-name="DefaultParagraphFont" style:family="text">
      <style:text-properties style:font-name="Times New Roman" fo:font-style="italic" style:font-style-asian="italic" style:font-style-complex="italic" fo:font-size="14pt" style:font-size-asian="14pt" style:font-size-complex="14pt" fo:language="bg" fo:country="BG"/>
    </style:style>
    <style:style style:name="T17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8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19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0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209" style:parent-style-name="Normal" style:family="paragraph">
      <style:paragraph-properties fo:text-indent="0.5in"/>
    </style:style>
    <style:style style:name="T21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1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2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3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4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5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6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7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8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9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P291" style:parent-style-name="Normal" style:family="paragraph">
      <style:paragraph-properties fo:text-indent="0.5in"/>
    </style:style>
    <style:style style:name="T29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9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9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9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9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9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9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29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0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1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4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5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6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7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8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29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30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31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32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33" style:parent-style-name="DefaultParagraphFont" style:family="text">
      <style:text-properties style:font-name="Times New Roman" fo:font-size="14pt" style:font-size-asian="14pt" style:font-size-complex="14pt" fo:language="bg" fo:country="BG"/>
    </style:style>
    <style:style style:name="T334" style:parent-style-name="DefaultParagraphFont" style:family="text">
      <style:text-properties style:font-name="Times New Roman" fo:font-size="14pt" style:font-size-asian="14pt" style:font-size-complex="14pt" fo:language="bg" fo:country="BG"/>
    </style:style>
  </office:automatic-styles>
  <office:body>
    <office:text text:use-soft-page-breaks="true">
      <text:p text:style-name="P1">Цитатът на Бенедикт Спиноза: „Най-висшето достижение, което човешкото съществуване може да постигне, е да се научи да разбира, защото да разбираш означава да си свободен“<text:s/>принадлежи към учението на рационализма .Този цитат може да има огромна тежест върху мирогледа на човек,<text:s/>защото<text:s/>ни<text:s/>кара<text:s/>да<text:s/>преоценим<text:s/>целите и<text:s/>приоритетите си. Основните пониятия, на които трябва да<text:s/>обърнем<text:s/>специално внимание са думите<text:s/>„разбирам“<text:s/>и<text:s/>„свобода“, защото<text:s/>„разбирането“<text:s/>на тези термини ще ни заведе до идеята на<text:s/>цитата.</text:p>
      <text:p text:style-name="P3"><text:span text:style-name="T4">В</text:span><text:span text:style-name="T5"><text:s/>последното изречение на увода виждаме колко е важно да разберем дадено нещо, защото ако не „разберем“ значението на тези два термина ние няма да успеем да достигнем до<text:s/></text:span><text:span text:style-name="T6">ядрото</text:span><text:span text:style-name="T7"><text:s/>на<text:s/></text:span><text:span text:style-name="T8">дадения<text:s/></text:span><text:span text:style-name="T9">цитат.</text:span><text:span text:style-name="T10"><text:s/></text:span><text:span text:style-name="T11">Е</text:span><text:span text:style-name="T12">жеднев</text:span><text:span text:style-name="T13">но</text:span><text:span text:style-name="T14"><text:s/></text:span><text:span text:style-name="T15">изпо</text:span><text:span text:style-name="T16">лзваме думата „разбирам“.<text:s/></text:span><text:span text:style-name="T17">Например ако някой се е наранил и се опитва да ни обясня с</text:span><text:span text:style-name="T18">ловесно</text:span><text:span text:style-name="T19"><text:s/>какво изпитва в дадения момент ние ще<text:s/></text:span><text:span text:style-name="T20">го<text:s/></text:span><text:span text:style-name="T21">разб</text:span><text:span text:style-name="T22">ерем</text:span><text:span text:style-name="T23"><text:s/>благодарение на нашите конгнитивни способности</text:span><text:span text:style-name="T24"><text:s/>и дори</text:span><text:span text:style-name="T25"><text:s/>може</text:span><text:span text:style-name="T26"><text:s/></text:span><text:span text:style-name="T27">да</text:span><text:span text:style-name="T28"><text:s/></text:span><text:span text:style-name="T29">кажем на събеседника си че го<text:s/></text:span><text:span text:style-name="T30">разбираме</text:span><text:span text:style-name="T31">, за да го успокойм и отпуснем</text:span><text:span text:style-name="T32">. В тази ситуация ние разбираме, че конкретното лице се е наранило и го боли</text:span><text:span text:style-name="T33">, но не можем да усетим болката, която той самият чувства, не можем да се<text:s/></text:span><text:span text:style-name="T34">усетим</text:span><text:span text:style-name="T35"><text:s/>ситуацията по начина, по който<text:s/></text:span><text:span text:style-name="T36">събеседника ни я усеща</text:span><text:span text:style-name="T37">, освен ако не си при</text:span><text:span text:style-name="T38">чиним същата болка и по някаква случайност имаме еднакви възприятия за болката. Точно това означава и думата „разбирам“ – долавям смисъла</text:span><text:span text:style-name="T39">,</text:span><text:span text:style-name="T40"><text:s/></text:span><text:span text:style-name="T41">разяснявам си значението</text:span><text:span text:style-name="T42"><text:s/>на нещо</text:span><text:span text:style-name="T43">. Определено думата не е синоним на „уча“, защото „уча“ или „научавам“ означа</text:span><text:span text:style-name="T44">ва да придобиеш</text:span><text:span text:style-name="T45">/</text:span><text:span text:style-name="T46">усвоиш навик, да въведеш нещо в подсъзнанието си</text:span><text:span text:style-name="T47">,<text:s/></text:span><text:span text:style-name="T48">защото ти си направил избора да го въведеш там</text:span><text:span text:style-name="T49"><text:s/>чрез системно повтаряне на определено действие</text:span><text:span text:style-name="T50"><text:s/>-</text:span><text:span text:style-name="T51"><text:s/>буквално да си набиеш нещо в главата</text:span><text:span text:style-name="T52">. При разбирането ние решаваме сами дали да допуснем дадена мисъл да<text:s/></text:span><text:span text:style-name="T53">на</text:span><text:span text:style-name="T54">влез</text:span><text:span text:style-name="T55">е в дълбините на н</text:span><text:span text:style-name="T56">а</text:span><text:span text:style-name="T57">ш</text:span><text:span text:style-name="T58">е</text:span><text:span text:style-name="T59">т</text:span><text:span text:style-name="T60">о подсъзнание</text:span><text:span text:style-name="T61">.</text:span><text:span text:style-name="T62"><text:s/></text:span><text:span text:style-name="T63">А това дали ще изберем да я допуснем<text:s/></text:span><text:span text:style-name="T64">след време<text:s/></text:span><text:span text:style-name="T65">ще по</text:span><text:span text:style-name="T66">влияе на вземането на важни или маловажни решения</text:span><text:span text:style-name="T67"><text:s/>и<text:s/></text:span><text:span text:style-name="T68">ще</text:span><text:span text:style-name="T69"><text:s/></text:span><text:span text:style-name="T70">определя изборите в<text:s/></text:span><text:span text:style-name="T71">живота ни, защото според мен<text:s/></text:span><text:span text:style-name="T72">самата човешка личност</text:span><text:span text:style-name="T73"><text:s/></text:span><text:span text:style-name="T74">от части<text:s/></text:span><text:span text:style-name="T75">е продукт на минали избори</text:span><text:span text:style-name="T76"><text:s/>и взети решения</text:span><text:span text:style-name="T77">. Когато пропускаме неща до подсъзнанието си</text:span><text:span text:style-name="T78">,</text:span><text:span text:style-name="T79"><text:s/>трябва да сме много внимателни, защото<text:s/></text:span><text:span text:style-name="T80">информацията</text:span><text:span text:style-name="T81">, които трупаме там определя</text:span><text:span text:style-name="T82"><text:s/></text:span><text:span text:style-name="T83">живота, емоционалното състояние и блогополучието</text:span><text:span text:style-name="T84"><text:s/>ни за н</text:span><text:span text:style-name="T85">апред. Добре че разполагаме с безценно</text:span><text:span text:style-name="T86">то</text:span><text:span text:style-name="T87"><text:s/>оръжие, което е<text:s/></text:span><text:span text:style-name="T88">сигурен<text:s/></text:span><text:span text:style-name="T89">филтрат и ни предпазва от решения, които могат да имат негативни<text:s/></text:span><text:span text:style-name="T90">и позитивни<text:s/></text:span><text:span text:style-name="T91">последици върху нашето съществуване. Стига да се<text:s/></text:span><text:span text:style-name="T92">научи</text:span><text:span text:style-name="T93"><text:s/>и</text:span><text:span text:style-name="T94"><text:s/></text:span><text:span text:style-name="T95">разбере</text:span><text:span text:style-name="T96"><text:s/>как</text:span><text:span text:style-name="T97"><text:s/>човешкият индивид</text:span><text:span text:style-name="T98"><text:s/>да използва</text:span><text:span text:style-name="T99"><text:s/>това така съвърше</text:span><text:span text:style-name="T100">но оръжие</text:span><text:span text:style-name="T101"><text:s/>– разум,</text:span><text:span text:style-name="T102"><text:s/></text:span><text:span text:style-name="T103">той<text:s/></text:span><text:span text:style-name="T104">ще се изгради</text:span><text:span text:style-name="T105"><text:s/>като</text:span><text:span text:style-name="T106"><text:s/></text:span><text:span text:style-name="T107">уникална<text:s/></text:span><text:span text:style-name="T108">и</text:span><text:span text:style-name="T109">ндивидуалн</text:span><text:span text:style-name="T110">а</text:span><text:span text:style-name="T111"><text:s/>личност</text:span><text:span text:style-name="T112"><text:s/>имащ</text:span><text:span text:style-name="T113">а</text:span><text:span text:style-name="T114"><text:s/>мнение, което е независимо от<text:s/></text:span><text:soft-page-break/><text:span text:style-name="T115">обстоятелства, хора предмети, емоции, политически възгледи</text:span><text:span text:style-name="T116">,</text:span><text:span text:style-name="T117"><text:s/>норми, религиозни схващания и догми.<text:s/></text:span><text:span text:style-name="T118">Индивидът</text:span><text:span text:style-name="T119"><text:s/>ще има</text:span><text:span text:style-name="T120"><text:s/>мнение</text:span><text:span text:style-name="T121">, което е<text:s/></text:span><text:span text:style-name="T122">продукт единствено</text:span><text:span text:style-name="T123"><text:s/></text:span><text:span text:style-name="T124">на</text:span><text:span text:style-name="T125"><text:s/>н</text:span><text:span text:style-name="T126">еговото</text:span><text:span text:style-name="T127"><text:s/>рационално мислене</text:span><text:span text:style-name="T128"><text:s/></text:span><text:span text:style-name="T129">и информ</text:span><text:span text:style-name="T130">ация</text:span><text:span text:style-name="T131">та</text:span><text:span text:style-name="T132">, която<text:s/></text:span><text:span text:style-name="T133">той самият е</text:span><text:span text:style-name="T134"><text:s/>преценил</text:span><text:span text:style-name="T135">, че<text:s/></text:span><text:span text:style-name="T136">иска да допусне до психиката си</text:span><text:span text:style-name="T137"><text:s/>и<text:s/></text:span><text:span text:style-name="T138">смята, че<text:s/></text:span><text:span text:style-name="T139">е истинна за<text:s/></text:span><text:span text:style-name="T140">него. В случай че всеки<text:s/></text:span><text:span text:style-name="T141">разбере как да използва своят разум<text:s/></text:span><text:span text:style-name="T142">светът ще се изпълни с още по-различни, колоритни и красиви светогледи. Ако се ръководим от законите на природата, които са доказани като истинни</text:span><text:span text:style-name="T143"><text:s/>и са всеобщо приети</text:span><text:span text:style-name="T144"><text:s/>можем<text:s/></text:span><text:span text:style-name="T145">да направим и рев</text:span><text:span text:style-name="T146">о</text:span><text:span text:style-name="T147">люционн</text:span><text:span text:style-name="T148">и откриятия в</text:span><text:span text:style-name="T149">ъв</text:span><text:span text:style-name="T150"><text:s/>всяка една сфера. Можем</text:span><text:span text:style-name="T151"><text:s/>да се превърнем в едни красиви мечтатели, с които може да се разговаря с часове по всякакви теми. Има и варианта, в които се превръщаме в изключително дразн</text:span><text:span text:style-name="T152">ещ</text:span><text:span text:style-name="T153"><text:s/>събеседник, но дори и в това има красота</text:span><text:span text:style-name="T154">, защото</text:span><text:span text:style-name="T155"><text:s/></text:span><text:span text:style-name="T156">х</text:span><text:span text:style-name="T157">ората<text:s/></text:span><text:span text:style-name="T158">трябва да бъдем различни, да приемаме странностите<text:s/></text:span><text:span text:style-name="T159">си<text:s/></text:span><text:span text:style-name="T160">и да търсим положителното във всеки един от нас.</text:span></text:p>
      <text:p text:style-name="P161"><text:span text:style-name="T162">Другият термин, който тормози главите на велики философи, любопитковци, обикновен</text:span><text:span text:style-name="T163">и хора, смъртни, безсмъртни и така натакък е терминът „свобода“.</text:span><text:span text:style-name="T164"><text:s/></text:span><text:span text:style-name="T165">Цитат</text:span><text:span text:style-name="T166">ът</text:span><text:span text:style-name="T167">, с които можем да се докоснем до<text:s/></text:span><text:span text:style-name="T168">повърхн</text:span><text:span text:style-name="T169">о</text:span><text:span text:style-name="T170">ста<text:s/></text:span><text:span text:style-name="T171">на<text:s/></text:span><text:span text:style-name="T172">терминът</text:span><text:span text:style-name="T173"><text:s/>с</text:span><text:span text:style-name="T174">вобода е следният:</text:span><text:span text:style-name="T175"><text:s/></text:span><text:span text:style-name="T176">„Свободата,</text:span><text:span text:style-name="T177"><text:s/></text:span><text:span text:style-name="T178">любовта са ми всичко на света. Любовта ми е с цената на смъртта. Бих оттдал за свободата любовта.“<text:s/></text:span><text:span text:style-name="T179">(</text:span><text:span text:style-name="T180">Шандор Петьофи</text:span><text:span text:style-name="T181">)</text:span><text:span text:style-name="T182">. Ако сме свободни можем да направим абсолютно всяко едно нещо, което ни идва от вътре, да творим, да летим, да пътуваме във времето, да живеем в морето, да октрием нова планета</text:span><text:span text:style-name="T183">, дори и да колонизираме Марс</text:span><text:span text:style-name="T184">. Свободата предоставя всички тези неща на нашата душа и съзнан</text:span><text:span text:style-name="T185">ие, въпреки че тялото</text:span><text:span text:style-name="T186"><text:s/>понякога</text:span><text:span text:style-name="T187"><text:s/>ни спира, защото се подчнинява на ред закони и</text:span><text:span text:style-name="T188"><text:s/>ограничени</text:span><text:span text:style-name="T189">я</text:span><text:span text:style-name="T190">. Но ако имаме душевна, емоционална и мисловна свобода</text:span><text:span text:style-name="T191">,</text:span><text:span text:style-name="T192"><text:s/>ще можем да постигнем всички тези неща на едно специално място – в съзнанието ни</text:span><text:span text:style-name="T193">.</text:span><text:span text:style-name="T194"><text:s/>Може да звучи смешно на пръв прочит, но от съзнанието и душата произтичат всички мисли, емоции, желания страсти и подбуди. За да се появи дадена идея на бял свят то първо трябва да се зароди в нечия душа и съзнание. Ако</text:span><text:span text:style-name="T195"><text:s/>разави</text:span><text:span text:style-name="T196">ем</text:span><text:span text:style-name="T197"><text:s/></text:span><text:span text:style-name="T198">достатъчно</text:span><text:span text:style-name="T199"><text:s/>съзнанието си</text:span><text:span text:style-name="T200"><text:s/>и се научим да визуализираме, всичко което минава през нас</text:span><text:span text:style-name="T201"><text:s/>ще можем да усе</text:span><text:span text:style-name="T202">щаме</text:span><text:span text:style-name="T203"><text:s/>чувството</text:span><text:span text:style-name="T204">,</text:span><text:span text:style-name="T205"><text:s/>мирисът</text:span><text:span text:style-name="T206">, звукът</text:span><text:span text:style-name="T207"><text:s/>и мислите си</text:span><text:span text:style-name="T208">.<text:s/></text:span></text:p>
      <text:p text:style-name="P209"><text:span text:style-name="T210">Свободата е равна на щастие, защото когато сме свободни ние сме това, което сме отвътре</text:span><text:span text:style-name="T211">.</text:span><text:span text:style-name="T212"><text:s/></text:span><text:span text:style-name="T213">Н</text:span><text:span text:style-name="T214">е</text:span><text:span text:style-name="T215"><text:s/>задаваме изкуствени рамки и ограничение на това, което ни казв</text:span><text:span text:style-name="T216">а дадена емцоция, мисъл</text:span><text:span text:style-name="T217">, чувство и преживяване</text:span><text:span text:style-name="T218">. Ако се отдадем на<text:s/></text:span><text:span text:style-name="T219">границите, догмите, религиите,<text:s/></text:span><text:span text:style-name="T220">всеобщи</text:span><text:span text:style-name="T221">те</text:span><text:span text:style-name="T222"><text:s/>заблуди наложени от обществото</text:span><text:span text:style-name="T223"><text:s/>и матриците в<text:s/></text:span><text:span text:style-name="T224">учас</text:span><text:span text:style-name="T225">т</text:span><text:span text:style-name="T226">ва</text:span><text:span text:style-name="T227"><text:s/>даден човек</text:span><text:span text:style-name="T228">,</text:span><text:span text:style-name="T229"><text:s/>се<text:s/></text:span><text:span text:style-name="T230">погубваме</text:span><text:span text:style-name="T231"><text:s/>като личност</text:span><text:span text:style-name="T232">и</text:span><text:span text:style-name="T233">. Д</text:span><text:span text:style-name="T234">ори тогава, когато сме сами със себе си няма да чуем<text:s/></text:span><text:span text:style-name="T235">съкровенните ни</text:span><text:span text:style-name="T236"><text:s/></text:span><text:soft-page-break/><text:span text:style-name="T237">желания и</text:span><text:span text:style-name="T238">дващи от дълбините на наш</text:span><text:span text:style-name="T239">ата душа</text:span><text:span text:style-name="T240">. По този начин ставаме едно обикновен</text:span><text:span text:style-name="T241">о, простосмъртно, ограничено, бездуш</text:span><text:span text:style-name="T242">но, безлично и безсмислено същество, което хаби ресурсите на планетата Земя. Ние сами избираме дали да бъдем<text:s/></text:span><text:span text:style-name="T243">камък</text:span><text:span text:style-name="T244">, които<text:s/></text:span><text:span text:style-name="T245">м</text:span><text:span text:style-name="T246">о</text:span><text:span text:style-name="T247">же</text:span><text:span text:style-name="T248"><text:s/>да бъдат пом</text:span><text:span text:style-name="T249">естен единствено</text:span><text:span text:style-name="T250"><text:s/>от волята на</text:span><text:span text:style-name="T251"><text:s/>друг</text:span><text:span text:style-name="T252"><text:s/>човек, природно бедствие и</text:span><text:span text:style-name="T253"><text:s/>силата на случйноста или да бъдем чайк</text:span><text:span text:style-name="T254">а</text:span><text:span text:style-name="T255">, ко</text:span><text:span text:style-name="T256">я</text:span><text:span text:style-name="T257">то лет</text:span><text:span text:style-name="T258">и</text:span><text:span text:style-name="T259"><text:s/>в пространството с нечувана скорост</text:span><text:span text:style-name="T260">.</text:span><text:span text:style-name="T261"><text:s/></text:span><text:span text:style-name="T262">Всеки трябва<text:s/></text:span><text:span text:style-name="T263">да<text:s/></text:span><text:span text:style-name="T264">на</text:span><text:span text:style-name="T265">прави</text:span><text:span text:style-name="T266"><text:s/>своят собствен избор, защото</text:span><text:span text:style-name="T267"><text:s/></text:span><text:span text:style-name="T268">човека е осъден да бъде<text:s/></text:span><text:span text:style-name="T269">свобод</text:span><text:span text:style-name="T270">ен</text:span><text:span text:style-name="T271"><text:s/></text:span><text:span text:style-name="T272">и</text:span><text:span text:style-name="T273"><text:s/>да прави избори и</text:span><text:span text:style-name="T274"><text:s/>не може</text:span><text:span text:style-name="T275"><text:s/>по никакъв начин да избяг</text:span><text:span text:style-name="T276">а</text:span><text:span text:style-name="T277"><text:s/>от<text:s/></text:span><text:span text:style-name="T278">съдбата си</text:span><text:span text:style-name="T279">. Когат</text:span><text:span text:style-name="T280">о потърсим значението на думата<text:s/></text:span><text:span text:style-name="T281">„</text:span><text:span text:style-name="T282">свобода</text:span><text:span text:style-name="T283">“ било то в интернет или в тълковен речник</text:span><text:span text:style-name="T284"><text:s/>ние ще открием</text:span><text:span text:style-name="T285"><text:s/>следното</text:span><text:span text:style-name="T286"><text:s/>- „възможност на отделният субект да проявява собствената си воля“, „възможност да се извърши нещо без ограничения“. Историята ни дава примери как милиони души жертват съществуването си за постигане на</text:span><text:span text:style-name="T287"><text:s/>една основна цел – свободата. Априлското въстание е един добър пример, борбата за премахване на расовата сегрегация на Мартин Лутер Кинг и последователите му и поред други</text:span><text:span text:style-name="T288"><text:s/></text:span><text:span text:style-name="T289">подобни примери</text:span><text:span text:style-name="T290">.</text:span></text:p>
      <text:p text:style-name="P291"><text:span text:style-name="T292">Вече разбрахме за значението на думите</text:span><text:span text:style-name="T293"><text:s/>и сега</text:span><text:span text:style-name="T294"><text:s/>можем да</text:span><text:span text:style-name="T295"><text:s/>и изясним цитата на Спиноз</text:span><text:span text:style-name="T296">а. Ако с</text:span><text:span text:style-name="T297">е научим</text:span><text:span text:style-name="T298"><text:s/>да<text:s/></text:span><text:span text:style-name="T299">разбир</text:span><text:span text:style-name="T300">аме</text:span><text:span text:style-name="T301"><text:s/></text:span><text:span text:style-name="T302">обграждащата ни среда</text:span><text:span text:style-name="T303">, да</text:span><text:span text:style-name="T304"><text:s/>я</text:span><text:span text:style-name="T305"><text:s/>филтрираме през най-важното оръжие за човека – разума, и да избираме свободно дали да<text:s/></text:span><text:span text:style-name="T306">я<text:s/></text:span><text:span text:style-name="T307">натъпкаме на дълбоко в нашето<text:s/></text:span><text:span text:style-name="T308">под</text:span><text:span text:style-name="T309">съзнание,<text:s/></text:span><text:span text:style-name="T310">информацията, която<text:s/></text:span><text:span text:style-name="T311">ни</text:span><text:span text:style-name="T312"><text:s/>обгра</text:span><text:span text:style-name="T313">ж</text:span><text:span text:style-name="T314">д</text:span><text:span text:style-name="T315">а</text:span><text:span text:style-name="T316">, ние ще се превърнем в една красива душа,<text:s/></text:span><text:span text:style-name="T317">за коята няма граници и препядствия.<text:s/></text:span><text:span text:style-name="T318">Човека</text:span><text:span text:style-name="T319"><text:s/>ще бъде</text:span><text:span text:style-name="T320"><text:s/>щастлив</text:span><text:span text:style-name="T321">о</text:span><text:span text:style-name="T322"><text:s/>същества, ко</text:span><text:span text:style-name="T323">е</text:span><text:span text:style-name="T324">то празнува</text:span><text:span text:style-name="T325"><text:s/>всеки ден великият подарък, които<text:s/></text:span><text:span text:style-name="T326">му</text:span><text:span text:style-name="T327"><text:s/>е даден безвъзмездно – живот.<text:s/></text:span><text:span text:style-name="T328">Този подарък</text:span><text:span text:style-name="T329"><text:s/>ни е даден, за да можем да бъдем това, което сме и да покажем<text:s/></text:span><text:span text:style-name="T330">ця</text:span><text:span text:style-name="T331">л</text:span><text:span text:style-name="T332">а</text:span><text:span text:style-name="T333">та красота, колоритност, уника</text:span><text:span text:style-name="T334">лност и потенциал на нашата душа пред света и пред самите себе си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659in"/>
          <style:tab-stop style:type="right" style:position="6.5319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Footer" style:family="paragraph">
      <style:paragraph-properties fo:text-align="end"/>
      <style:text-properties fo:language="bg" fo:country="BG"/>
    </style:style>
  </office:automatic-styles>
  <office:master-styles>
    <style:master-page style:name="MP0" style:page-layout-name="PL0">
      <style:footer>
        <text:p text:style-name="P2">Изготвил: Любослав Балев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Любослав Балев</meta:initial-creator>
    <dc:creator>Любослав Балев</dc:creator>
    <meta:creation-date>2020-04-01T17:34:00Z</meta:creation-date>
    <dc:date>2020-04-01T17:34:00Z</dc:date>
    <meta:template xlink:href="Normal" xlink:type="simple"/>
    <meta:editing-cycles>2</meta:editing-cycles>
    <meta:editing-duration>PT0S</meta:editing-duration>
    <meta:document-statistic meta:page-count="3" meta:paragraph-count="13" meta:word-count="1021" meta:character-count="6831" meta:row-count="48" meta:non-whitespace-character-count="5823"/>
  </office:meta>
</office:document-meta>
</file>